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ca" fo:country="ES" fo:font-weight="bold" officeooo:paragraph-rsid="00184b16" style:font-name-asian="Calibri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84b16"/>
    </style:style>
    <style:style style:name="P3" style:family="paragraph" style:parent-style-name="Heading_20_2">
      <style:paragraph-properties fo:margin-left="0.751cm" fo:margin-right="0cm" fo:margin-top="0.494cm" fo:margin-bottom="0.494cm" loext:contextual-spacing="false" fo:text-align="justify" style:justify-single-word="false" fo:text-indent="-0.751cm" style:auto-text-indent="false"/>
      <style:text-properties fo:font-size="16pt" fo:language="ca" fo:country="ES" officeooo:paragraph-rsid="00184b16" style:font-size-asian="16pt"/>
    </style:style>
    <style:style style:name="T1" style:family="text">
      <style:text-properties officeooo:rsid="00195439"/>
    </style:style>
    <style:style style:name="T2" style:family="text">
      <style:text-properties fo:font-size="12pt" fo:language="ca" fo:country="ES" style:font-size-asian="12pt"/>
    </style:style>
    <style:style style:name="T3" style:family="text">
      <style:text-properties fo:font-size="12pt" fo:language="ca" fo:country="ES" officeooo:rsid="00195439" style:font-size-asian="12pt"/>
    </style:style>
    <style:style style:name="T4" style:family="text">
      <style:text-properties fo:font-size="12pt" fo:language="ca" fo:country="ES" officeooo:rsid="00197762" style:font-size-asian="12pt"/>
    </style:style>
    <style:style style:name="T5" style:family="text">
      <style:text-properties fo:font-size="12pt" fo:language="ca" fo:country="ES" fo:font-weight="bold" style:font-size-asian="12pt" style:font-weight-asian="bold"/>
    </style:style>
    <style:style style:name="T6" style:family="text">
      <style:text-properties fo:font-size="12pt" fo:language="ca" fo:country="ES" fo:font-weight="bold" officeooo:rsid="00195439" style:font-size-asian="12pt" style:font-weight-asian="bold"/>
    </style:style>
    <style:style style:name="T7" style:family="text">
      <style:text-properties fo:font-size="12pt" fo:language="ca" fo:country="ES" fo:font-weight="bold" officeooo:rsid="00197762" style:font-size-asian="12pt" style:font-weight-asian="bold"/>
    </style:style>
    <style:style style:name="T8" style:family="text">
      <style:text-properties officeooo:rsid="001977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ooltips</text:h>
      <text:p text:style-name="P2"><text:span text:style-name="T3">Haz</text:span><text:span text:style-name="T2"> una copia del proyecto anterior y añade 4 o 5 tooltips a algunos controles de la aplicación. Intenta que estos toottips tengan una apari</text:span><text:span text:style-name="T3">e</text:span><text:span text:style-name="T2">ncia adecuada para el diseño de la aplicación (color, fuente, ...). Puedes hacer uso del método SetStyle del Tooltip.</text:span></text:p>
      <text:p text:style-name="P2"><text:span text:style-name="T5">En este ejercicio tienes que </text:span><text:span text:style-name="T6">entregar</text:span><text:span text:style-name="T5"> el proyecto de Eclipse completo.</text:span></text:p>
      <text:p text:style-name="P1"/>
      <text:h text:style-name="P3" text:outline-level="1">Ayuda Integrada 2</text:h>
      <text:p text:style-name="P2"><text:span text:style-name="T2">El componente Webview de JavaFX permite acceder al histórico de las páginas visitadas. </text:span><text:span text:style-name="T4">Haz</text:span><text:span text:style-name="T2"> una copia del proyecto anterior e investiga como </text:span><text:span text:style-name="T4">obtener</text:span><text:span text:style-name="T2"> información del histórico de páginas visitadas y así mostrar junto al WebView una lista de las páginas visitadas.</text:span></text:p>
      <text:p text:style-name="P2"><text:span text:style-name="T5">En este ejercicio tienes que </text:span><text:span text:style-name="T7">entregar</text:span><text:span text:style-name="T5"> el proyecto de Eclipse comple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1" style:class="text">
      <style:paragraph-properties fo:margin-left="0.751cm" fo:margin-right="0cm" fo:margin-top="0.494cm" fo:margin-bottom="0.494cm" loext:contextual-spacing="false" fo:line-height="100%" fo:text-indent="-0.751cm" style:auto-text-indent="false"/>
      <style:text-properties fo:color="#000000" fo:font-size="12pt" fo:font-weight="bold" style:font-name-asian="Times New Roman" style:font-family-asian="'Times New Roman'" style:font-family-generic-asian="system" style:font-pitch-asian="variable" style:font-size-asian="12pt" style:language-asian="es" style:country-asian="ES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353cm" loext:contextual-spacing="true" fo:text-indent="0cm" style:auto-text-indent="fals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normal" style:letter-kerning="false" style:text-blinking="false" style:font-size-asian="10pt" style:font-style-asian="normal" style:font-weight-asian="normal" style:font-style-complex="normal" style:font-weight-complex="normal" style:text-emphasize="none" text:display="tru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117cm" fo:text-indent="-0.635cm" fo:margin-left="4.38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3.117cm" fo:text-indent="-1.27cm" fo:margin-left="5.02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17cm" fo:text-indent="-1.27cm" fo:margin-left="5.02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1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17cm" fo:text-indent="-1.905cm" fo:margin-left="5.65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17cm" fo:text-indent="-2.54cm" fo:margin-left="6.29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17cm" fo:text-indent="-2.54cm" fo:margin-left="6.29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17cm" fo:text-indent="-3.175cm" fo:margin-left="6.92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17cm" fo:text-indent="-3.175cm" fo:margin-left="6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14:45:59.639154389</meta:creation-date>
    <meta:generator>LibreOffice/6.4.7.2$Linux_X86_64 LibreOffice_project/40$Build-2</meta:generator>
    <dc:date>2022-01-11T12:36:06.944155988</dc:date>
    <meta:editing-duration>PT5M2S</meta:editing-duration>
    <meta:editing-cycles>5</meta:editing-cycles>
    <meta:document-statistic meta:table-count="0" meta:image-count="0" meta:object-count="0" meta:page-count="1" meta:paragraph-count="6" meta:word-count="110" meta:character-count="684" meta:non-whitespace-character-count="580"/>
  </office:meta>
</office:document-meta>
</file>